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2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eff0f1" fo:padding="0cm" fo:border="none">
        <style:background-image/>
      </style:paragraph-properties>
    </style:style>
    <style:style style:name="P3" style:family="paragraph" style:parent-style-name="Standard">
      <style:text-properties fo:font-weight="bold" officeooo:rsid="0019bb31" officeooo:paragraph-rsid="0019bb31" style:font-weight-asian="bold" style:font-weight-complex="bold"/>
    </style:style>
    <style:style style:name="P4" style:family="paragraph" style:parent-style-name="Standard" style:list-style-name="L4">
      <style:text-properties fo:font-weight="bold" officeooo:rsid="0019bb31" officeooo:paragraph-rsid="0019bb31" style:font-weight-asian="bold" style:font-weight-complex="bold"/>
    </style:style>
    <style:style style:name="P5" style:family="paragraph" style:parent-style-name="Standard">
      <style:text-properties officeooo:paragraph-rsid="0019bb31"/>
    </style:style>
    <style:style style:name="P6" style:family="paragraph" style:parent-style-name="Standard">
      <style:text-properties officeooo:rsid="001a7757" officeooo:paragraph-rsid="001a7757"/>
    </style:style>
    <style:style style:name="P7" style:family="paragraph" style:parent-style-name="Standard">
      <style:text-properties officeooo:paragraph-rsid="001a7757"/>
    </style:style>
    <style:style style:name="P8" style:family="paragraph" style:parent-style-name="Standard">
      <style:text-properties fo:font-size="14pt" fo:font-weight="bold" officeooo:rsid="0019bb31" officeooo:paragraph-rsid="0019bb31" style:font-size-asian="14pt" style:font-weight-asian="bold" style:font-size-complex="14pt" style:font-weight-complex="bold"/>
    </style:style>
    <style:style style:name="P9" style:family="paragraph" style:parent-style-name="Standard" style:list-style-name="L2">
      <style:text-properties fo:font-weight="normal" officeooo:rsid="0019bb31" officeooo:paragraph-rsid="0019bb31" style:font-weight-asian="normal" style:font-weight-complex="normal"/>
    </style:style>
    <style:style style:name="P10" style:family="paragraph" style:parent-style-name="Standard">
      <style:text-properties fo:font-weight="normal" officeooo:rsid="0019bb31" officeooo:paragraph-rsid="0019bb31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19bb31" officeooo:paragraph-rsid="0019bb31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19bb31" officeooo:paragraph-rsid="0019bb31" style:font-weight-asian="normal" style:font-weight-complex="normal"/>
    </style:style>
    <style:style style:name="P13" style:family="paragraph" style:parent-style-name="Standard" style:list-style-name="L6">
      <style:text-properties fo:font-weight="normal" officeooo:rsid="0019bb31" officeooo:paragraph-rsid="0019bb31" style:font-weight-asian="normal" style:font-weight-complex="normal"/>
    </style:style>
    <style:style style:name="P14" style:family="paragraph" style:parent-style-name="Standard" style:list-style-name="L6">
      <style:text-properties fo:font-weight="normal" officeooo:rsid="001a7757" officeooo:paragraph-rsid="001a7757" style:font-weight-asian="normal" style:font-weight-complex="normal"/>
    </style:style>
    <style:style style:name="P15" style:family="paragraph" style:parent-style-name="Standard" style:list-style-name="L8">
      <style:text-properties fo:font-weight="normal" officeooo:rsid="001c7229" officeooo:paragraph-rsid="001c7229" style:font-weight-asian="normal" style:font-weight-complex="normal"/>
    </style:style>
    <style:style style:name="P16" style:family="paragraph" style:parent-style-name="Standard" style:list-style-name="L7">
      <style:text-properties officeooo:paragraph-rsid="001a7757"/>
    </style:style>
    <style:style style:name="P17" style:family="paragraph" style:parent-style-name="Standard">
      <style:text-properties officeooo:rsid="001c7229" officeooo:paragraph-rsid="001c7229"/>
    </style:style>
    <style:style style:name="P18" style:family="paragraph" style:parent-style-name="Standard">
      <style:text-properties style:font-name="Calibri" fo:font-size="12pt" fo:font-weight="normal" officeooo:rsid="001c7229" officeooo:paragraph-rsid="001c7229" style:font-size-asian="12pt" style:font-weight-asian="normal" style:font-name-complex="Courier New" style:font-size-complex="12pt" style:font-weight-complex="normal"/>
    </style:style>
    <style:style style:name="P19" style:family="paragraph" style:parent-style-name="Standard" style:list-style-name="L8">
      <style:text-properties fo:font-size="12pt" fo:font-weight="normal" officeooo:rsid="001c7229" officeooo:paragraph-rsid="001c7229" style:font-size-asian="12pt" style:font-weight-asian="normal" style:font-size-complex="12pt" style:font-weight-complex="normal"/>
    </style:style>
    <style:style style:name="P20" style:family="paragraph" style:parent-style-name="Standard" style:list-style-name="L2" style:master-page-name="">
      <style:paragraph-properties style:page-number="auto"/>
      <style:text-properties officeooo:paragraph-rsid="001a7757"/>
    </style:style>
    <style:style style:name="P21" style:family="paragraph" style:parent-style-name="Standard" style:list-style-name="L2" style:master-page-name="">
      <style:paragraph-properties fo:margin-left="0cm" fo:margin-right="0cm" fo:text-indent="-0.6cm" style:auto-text-indent="false" style:page-number="auto"/>
      <style:text-properties fo:font-weight="normal" officeooo:rsid="0019bb31" officeooo:paragraph-rsid="0019bb31" style:font-weight-asian="normal" style:font-weight-complex="normal"/>
    </style:style>
    <style:style style:name="P22" style:family="paragraph" style:parent-style-name="Standard" style:master-page-name="">
      <style:paragraph-properties style:page-number="auto"/>
      <style:text-properties fo:font-weight="normal" officeooo:rsid="0019bb31" officeooo:paragraph-rsid="001a7757" style:font-weight-asian="normal" style:font-weight-complex="normal"/>
    </style:style>
    <style:style style:name="P23" style:family="paragraph" style:parent-style-name="Plain_20_Text">
      <style:text-properties officeooo:paragraph-rsid="001c7229"/>
    </style:style>
    <style:style style:name="P24" style:family="paragraph" style:parent-style-name="Plain_20_Text">
      <style:text-properties officeooo:rsid="001c7229" officeooo:paragraph-rsid="001c7229"/>
    </style:style>
    <style:style style:name="P25" style:family="paragraph" style:parent-style-name="Plain_20_Text" style:list-style-name="L9">
      <style:text-properties officeooo:rsid="001c7229" officeooo:paragraph-rsid="001c7229"/>
    </style:style>
    <style:style style:name="P26" style:family="paragraph" style:parent-style-name="Plain_20_Text" style:list-style-name="L10">
      <style:text-properties fo:font-size="12pt" fo:font-weight="normal" officeooo:rsid="001da869" officeooo:paragraph-rsid="001da869" style:font-size-asian="12pt" style:font-weight-asian="normal" style:font-size-complex="12pt" style:font-weight-complex="normal"/>
    </style:style>
    <style:style style:name="P27" style:family="paragraph" style:parent-style-name="Plain_20_Text">
      <style:text-properties fo:font-size="12pt" fo:font-weight="normal" officeooo:rsid="001da869" officeooo:paragraph-rsid="001da869" style:font-size-asian="12pt" style:font-weight-asian="normal" style:font-size-complex="12pt" style:font-weight-complex="normal"/>
    </style:style>
    <style:style style:name="T1" style:family="text">
      <style:text-properties officeooo:rsid="0019bb3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bb31" style:font-weight-asian="normal" style:font-weight-complex="normal"/>
    </style:style>
    <style:style style:name="T4" style:family="text">
      <style:text-properties fo:font-weight="normal" officeooo:rsid="001a7757" style:font-weight-asian="normal" style:font-weight-complex="normal"/>
    </style:style>
    <style:style style:name="T5" style:family="text">
      <style:text-properties fo:font-weight="normal" officeooo:rsid="001c7229" style:font-weight-asian="normal" style:font-weight-complex="normal"/>
    </style:style>
    <style:style style:name="T6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fo:padding="0cm" fo:border="none"/>
    </style:style>
    <style:style style:name="T7" style:family="text">
      <style:text-properties fo:font-variant="normal" fo:text-transform="none" fo:color="#303336" style:font-name="inherit" fo:font-size="9.75pt" fo:letter-spacing="normal" fo:font-style="normal" fo:font-weight="normal" officeooo:rsid="001a7757" fo:background-color="#eff0f1" loext:char-shading-value="0" fo:padding="0cm" fo:border="none"/>
    </style:style>
    <style:style style:name="T8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fo:padding="0cm" fo:border="none"/>
    </style:style>
    <style:style style:name="T9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fo:padding="0cm" fo:border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bb31" style:font-weight-asian="bold" style:font-weight-complex="bold"/>
    </style:style>
    <style:style style:name="T12" style:family="text">
      <style:text-properties fo:font-weight="bold" officeooo:rsid="001a7757" style:font-weight-asian="bold" style:font-weight-complex="bold"/>
    </style:style>
    <style:style style:name="T13" style:family="text">
      <style:text-properties officeooo:rsid="001a7757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1c7229" style:font-size-asian="14pt" style:font-size-complex="14pt"/>
    </style:style>
    <style:style style:name="T16" style:family="text">
      <style:text-properties style:font-name="Calibri" fo:font-size="11pt" style:font-size-asian="11pt" style:font-name-complex="Courier New" style:font-size-complex="11pt"/>
    </style:style>
    <style:style style:name="T17" style:family="text">
      <style:text-properties style:font-name="Calibri" fo:font-size="11pt" officeooo:rsid="001c7229" style:font-size-asian="11pt" style:font-name-complex="Courier New" style:font-size-complex="11pt"/>
    </style:style>
    <style:style style:name="T18" style:family="text">
      <style:text-properties style:font-name="Calibri" fo:font-size="11pt" officeooo:rsid="001da869" style:font-size-asian="11pt" style:font-name-complex="Courier New" style:font-size-complex="11pt"/>
    </style:style>
    <style:style style:name="T19" style:family="text">
      <style:text-properties style:font-name="Calibri" fo:font-size="11pt" fo:font-weight="bold" officeooo:rsid="001da869" style:font-size-asian="11pt" style:font-weight-asian="bold" style:font-name-complex="Courier New" style:font-size-complex="11pt" style:font-weight-complex="bold"/>
    </style:style>
    <style:style style:name="T20" style:family="text">
      <style:text-properties style:font-name="Calibri" fo:font-size="11pt" fo:font-weight="normal" style:font-size-asian="11pt" style:font-weight-asian="normal" style:font-name-complex="Courier New" style:font-size-complex="11pt" style:font-weight-complex="normal"/>
    </style:style>
    <style:style style:name="T21" style:family="text">
      <style:text-properties style:font-name="Calibri" fo:font-size="14pt" fo:font-weight="bold" style:font-size-asian="14pt" style:font-weight-asian="bold" style:font-name-complex="Courier New" style:font-size-complex="14pt" style:font-weight-complex="bold"/>
    </style:style>
    <style:style style:name="T22" style:family="text">
      <style:text-properties style:font-name="Calibri" fo:font-size="14pt" fo:font-weight="bold" officeooo:rsid="001da869" style:font-size-asian="14pt" style:font-weight-asian="bold" style:font-name-complex="Courier New" style:font-size-complex="14pt" style:font-weight-complex="bold"/>
    </style:style>
    <style:style style:name="T23" style:family="text">
      <style:text-properties style:font-name="Calibri" fo:font-size="14pt" style:font-size-asian="14pt" style:font-name-complex="Courier New" style:font-size-complex="14pt"/>
    </style:style>
    <style:style style:name="T24" style:family="text">
      <style:text-properties style:font-name="Calibri" style:font-name-complex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87cm" fo:text-indent="-0.635cm" fo:margin-left="1.7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22cm" fo:text-indent="-0.635cm" fo:margin-left="2.4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57cm" fo:text-indent="-0.635cm" fo:margin-left="3.0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92cm" fo:text-indent="-0.635cm" fo:margin-left="3.6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27cm" fo:text-indent="-0.635cm" fo:margin-left="4.3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62cm" fo:text-indent="-0.635cm" fo:margin-left="4.9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97cm" fo:text-indent="-0.635cm" fo:margin-left="5.5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32cm" fo:text-indent="-0.635cm" fo:margin-left="6.2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67cm" fo:text-indent="-0.635cm" fo:margin-left="6.8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02cm" fo:text-indent="-0.635cm" fo:margin-left="7.50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8">Steps for integrating <text:span text:style-name="T13">particular </text:span>application on device</text:p>
      <text:p text:style-name="P8"/>
      <text:list xml:id="list4384533122194803967" text:style-name="L2">
        <text:list-item>
          <text:p text:style-name="P9">$ adb shell</text:p>
        </text:list-item>
        <text:list-item>
          <text:p text:style-name="P9">$ cd system/priv_app</text:p>
        </text:list-item>
        <text:list-item>
          <text:p text:style-name="P9">$ su</text:p>
        </text:list-item>
        <text:list-item>
          <text:p text:style-name="P9">$ mount -o rw,remount /system</text:p>
        </text:list-item>
        <text:list-item>
          <text:p text:style-name="P20"><text:span text:style-name="T3">$ mkdir </text:span><text:span text:style-name="T4">directoryname</text:span></text:p>
        </text:list-item>
      </text:list>
      <text:p text:style-name="P7"/>
      <text:p text:style-name="P7"><text:span text:style-name="T4"><text:s text:c="8"/></text:span><text:span text:style-name="T5">after pushing apk file use below command</text:span></text:p>
      <text:p text:style-name="P7"><text:span text:style-name="T5"><text:s text:c="10"/></text:span></text:p>
      <text:list xml:id="list5321730674307483771" text:style-name="L7">
        <text:list-item>
          <text:p text:style-name="P16"><text:span text:style-name="T5">$ reboot</text:span></text:p>
        </text:list-item>
      </text:list>
      <text:p text:style-name="P22"/>
      <text:list xml:id="list120919497033263" text:continue-list="list4384533122194803967" text:style-name="L2">
        <text:list-header>
          <text:p text:style-name="P21"><text:s text:c="10"/><text:span text:style-name="T10">open another terminal</text:span></text:p>
        </text:list-header>
      </text:list>
      <text:p text:style-name="P3"/>
      <text:list xml:id="list8088614652042435606" text:style-name="L3">
        <text:list-item>
          <text:p text:style-name="P11">goto the directory path where the apk file present</text:p>
        </text:list-item>
        <text:list-item>
          <text:p text:style-name="P11">$ adb root</text:p>
        </text:list-item>
        <text:list-item>
          <text:p text:style-name="P11">$ adb push ./filename.apk /system/priv_app/<text:span text:style-name="T13">directoryname</text:span></text:p>
        </text:list-item>
      </text:list>
      <text:p text:style-name="P10"/>
      <text:p text:style-name="P3"><text:span text:style-name="T14">Steps for integrating </text:span><text:span text:style-name="T15">particular </text:span><text:span text:style-name="T14">application on source code</text:span></text:p>
      <text:p text:style-name="P3"/>
      <text:list xml:id="list6827508346845572888" text:style-name="L4">
        <text:list-item>
          <text:p text:style-name="P4">$<text:span text:style-name="T2"> cd msm8909code/LINUX/android/packages/apps</text:span></text:p>
        </text:list-item>
        <text:list-item>
          <text:p text:style-name="P12">here create directories with the names of apk files</text:p>
        </text:list-item>
        <text:list-item>
          <text:p text:style-name="P4"><text:span text:style-name="T2">nxt goto the particular directory and create </text:span></text:p>
        </text:list-item>
      </text:list>
      <text:p text:style-name="P3"><text:s text:c="13"/></text:p>
      <text:p text:style-name="P3"><text:s text:c="14"/><text:span text:style-name="T4">vi</text:span><text:span text:style-name="T2"> <text:s/>Android.mk file </text:span></text:p>
      <text:p text:style-name="P5"/>
      <text:p text:style-name="P5"><text:s text:c="11"/><text:span text:style-name="T1">In that file copy below content</text:span></text:p>
      <text:p text:style-name="P5"/>
      <text:p text:style-name="P5"><text:span text:style-name="T11"><text:s/></text:span><text:span text:style-name="Source_20_Text"><text:span text:style-name="T6">LOCAL_PATH :=</text:span></text:span><text:span text:style-name="Source_20_Text"><text:span text:style-name="T8"> </text:span></text:span><text:span text:style-name="Source_20_Text"><text:span text:style-name="T6">$(call </text:span></text:span><text:span text:style-name="Source_20_Text"><text:span text:style-name="T9">my</text:span></text:span><text:span text:style-name="Source_20_Text"><text:span text:style-name="T6">-dir)</text:span></text:span></text:p>
      <text:p text:style-name="P2"/>
      <text:p text:style-name="P1"><text:span text:style-name="Source_20_Text"><text:span text:style-name="T6">include $(CLEAR_VARS)</text:span></text:span></text:p>
      <text:p text:style-name="P2"/>
      <text:p text:style-name="P1"><text:span text:style-name="Source_20_Text"><text:span text:style-name="T6">LOCAL_MODULE_TAGS :=</text:span></text:span><text:span text:style-name="Source_20_Text"><text:span text:style-name="T8"> </text:span></text:span><text:span text:style-name="Source_20_Text"><text:span text:style-name="T6">optional</text:span></text:span></text:p>
      <text:p text:style-name="P2"/>
      <text:p text:style-name="P1"><text:span text:style-name="Source_20_Text"><text:span text:style-name="T6">LOCAL_MODULE :=</text:span></text:span><text:span text:style-name="Source_20_Text"><text:span text:style-name="T8"> </text:span></text:span><text:span text:style-name="Source_20_Text"><text:span text:style-name="T6">&lt;</text:span></text:span><text:span text:style-name="Source_20_Text"><text:span text:style-name="T8"> </text:span></text:span><text:span text:style-name="Source_20_Text"><text:span text:style-name="T6">your app folder name &gt;</text:span></text:span></text:p>
      <text:p text:style-name="P2"/>
      <text:p text:style-name="P1"><text:span text:style-name="Source_20_Text"><text:span text:style-name="T6">LOCAL_CERTIFICATE :=</text:span></text:span><text:span text:style-name="Source_20_Text"><text:span text:style-name="T8"> </text:span></text:span><text:span text:style-name="Source_20_Text"><text:span text:style-name="T6">&lt;</text:span></text:span><text:span text:style-name="Source_20_Text"><text:span text:style-name="T8"> </text:span></text:span><text:span text:style-name="Source_20_Text"><text:span text:style-name="T6">desired key &gt;</text:span></text:span></text:p>
      <text:p text:style-name="P2"/>
      <text:p text:style-name="P1"><text:span text:style-name="Source_20_Text"><text:span text:style-name="T6">LOCAL_SRC_FILES :=</text:span></text:span><text:span text:style-name="Source_20_Text"><text:span text:style-name="T8"> </text:span></text:span><text:span text:style-name="Source_20_Text"><text:span text:style-name="T6">&lt;</text:span></text:span><text:span text:style-name="Source_20_Text"><text:span text:style-name="T8"> </text:span></text:span><text:span text:style-name="Source_20_Text"><text:span text:style-name="T6">app apk filename &gt;</text:span></text:span></text:p>
      <text:p text:style-name="P2"/>
      <text:p text:style-name="P1"><text:span text:style-name="Source_20_Text"><text:span text:style-name="T6">LOCAL_MODULE_CLASS :=</text:span></text:span><text:span text:style-name="Source_20_Text"><text:span text:style-name="T8"> </text:span></text:span><text:span text:style-name="Source_20_Text"><text:span text:style-name="T6">APPS</text:span></text:span></text:p>
      <text:p text:style-name="P2"/>
      <text:p text:style-name="P1"><text:span text:style-name="Source_20_Text"><text:span text:style-name="T6">LOCAL_MODULE_SUFFIX :=</text:span></text:span><text:span text:style-name="Source_20_Text"><text:span text:style-name="T8"> </text:span></text:span><text:span text:style-name="Source_20_Text"><text:span text:style-name="T6">$(COMMON_ANDROID_PACKAGE_SUFFIX)</text:span></text:span></text:p>
      <text:p text:style-name="P2"/>
      <text:p text:style-name="P1"><text:span text:style-name="Source_20_Text"><text:span text:style-name="T6">include $(BUILD_PREBUILT)</text:span></text:span></text:p>
      <text:p text:style-name="P3"/>
      <text:list xml:id="list8306236462495886044" text:style-name="L6">
        <text:list-item>
          <text:p text:style-name="P13">and also copy apk file into that directory</text:p>
        </text:list-item>
      </text:list>
      <text:p text:style-name="P10"/>
      <text:list xml:id="list120918748956192" text:continue-numbering="true" text:style-name="L6">
        <text:list-item>
          <text:p text:style-name="P14"><text:span text:style-name="T1">n</text:span>ow goto the below path</text:p>
        </text:list-item>
        <text:list-item>
          <text:p text:style-name="P14">cd msm8909code/LINUX/android/build/target/product/</text:p>
          <text:p text:style-name="P14"><text:s/>here open vi generic_no_telephony.mk</text:p>
          <text:p text:style-name="P14"><text:soft-page-break/>in that file add below lines</text:p>
        </text:list-item>
      </text:list>
      <text:p text:style-name="P6"/>
      <text:p text:style-name="P7"><text:span text:style-name="T12"><text:s text:c="7"/></text:span><text:span text:style-name="Source_20_Text"><text:span text:style-name="T6">PRODUCT_PACKAGES +=</text:span></text:span><text:span text:style-name="Source_20_Text"><text:span text:style-name="T8"> </text:span></text:span><text:span text:style-name="Source_20_Text"><text:span text:style-name="T6">&lt;</text:span></text:span><text:span text:style-name="Source_20_Text"><text:span text:style-name="T8"> </text:span></text:span><text:span text:style-name="Source_20_Text"><text:span text:style-name="T6">what you have </text:span></text:span><text:span text:style-name="Source_20_Text"><text:span text:style-name="T9">defined</text:span></text:span><text:span text:style-name="Source_20_Text"><text:span text:style-name="T8"> </text:span></text:span><text:span text:style-name="Source_20_Text"><text:span text:style-name="T9">in</text:span></text:span><text:span text:style-name="Source_20_Text"><text:span text:style-name="T8"> </text:span></text:span><text:span text:style-name="Source_20_Text"><text:span text:style-name="T6">LOCAL_MODULE,</text:span></text:span><text:span text:style-name="Source_20_Text"><text:span text:style-name="T8"> </text:span></text:span><text:span text:style-name="Source_20_Text"><text:span text:style-name="T7">that is directory <text:s text:c="3"/><text:tab/><text:tab/><text:tab/><text:tab/><text:tab/> <text:s text:c="5"/>name&gt;</text:span></text:span></text:p>
      <text:p text:style-name="P6"/>
      <text:p text:style-name="P6"/>
      <text:list xml:id="list1705764307968162974" text:style-name="L8">
        <text:list-item>
          <text:p text:style-name="P15">now compile the source code by using below commands</text:p>
        </text:list-item>
      </text:list>
      <text:p text:style-name="P17"><text:span text:style-name="T10"><text:s text:c="8"/></text:span></text:p>
      <text:p text:style-name="P17"><text:span text:style-name="T10"><text:s text:c="18"/>$ <text:s/></text:span><text:span text:style-name="T20">source build/envsetup.sh</text:span></text:p>
      <text:p text:style-name="P23"><text:span text:style-name="T16"><text:s text:c="15"/></text:span><text:span text:style-name="T17">$ </text:span><text:span text:style-name="T16"><text:s/>lunch &lt;select respective chipset flag number&gt;</text:span></text:p>
      <text:p text:style-name="P23"><text:span text:style-name="T16"><text:s text:c="15"/></text:span><text:span text:style-name="T17">$ </text:span><text:span text:style-name="T16"><text:s/>make -j8</text:span></text:p>
      <text:p text:style-name="P23"/>
      <text:p text:style-name="P24"><text:span text:style-name="T16">after compilation success check the images in below path</text:span></text:p>
      <text:p text:style-name="P24"/>
      <text:list xml:id="list1229644949052890957" text:style-name="L9">
        <text:list-item>
          <text:p text:style-name="P25"><text:span text:style-name="T16">cd msm8909/LINUX/android/out/target/product/msm8909go/system/app or priv_app</text:span>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16"><text:s text:c="3"/></text:span><text:span text:style-name="T22">Flashing images into the device</text:span></text:p>
      <text:p text:style-name="P24"/>
      <text:list xml:id="list5812052414993180253" text:style-name="L10">
        <text:list-item>
          <text:p text:style-name="P26"><text:span text:style-name="T24">adb devices</text:span></text:p>
        </text:list-item>
        <text:list-item>
          <text:p text:style-name="P26"><text:span text:style-name="T24">adb reboot bootloader</text:span></text:p>
        </text:list-item>
        <text:list-item>
          <text:p text:style-name="P26"><text:span text:style-name="T24">sudo fastboot devices</text:span></text:p>
        </text:list-item>
      </text:list>
      <text:p text:style-name="P27"><text:s text:c="4"/></text:p>
      <text:p text:style-name="P27"><text:s text:c="8"/>goto cd msms8909/common/build path</text:p>
      <text:p text:style-name="P27"><text:span text:style-name="T24"/></text:p>
      <text:list xml:id="list120919280562711" text:continue-numbering="true" text:style-name="L10">
        <text:list-item>
          <text:p text:style-name="P26"><text:span text:style-name="T24">run fastboot_complete.py file</text:span></text:p>
        </text:list-item>
        <text:list-item>
          <text:p text:style-name="P26"><text:span text:style-name="T24">sudo fastboot reboot</text:span></text:p>
        </text:list-item>
      </text:list>
      <text:p text:style-name="P18"/>
      <text:list xml:id="list120919030730123" text:continue-list="list1705764307968162974" text:style-name="L8">
        <text:list-header>
          <text:p text:style-name="P1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Consolas1" fo:font-family="Consolas" style:font-family-generic="roman" style:font-pitch="variable" style:font-name-complex="Calibri1" style:font-family-complex="Calibri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0:52:43.413561966</meta:creation-date>
    <dc:date>2019-07-02T12:09:18.425054947</dc:date>
    <meta:editing-duration>PT9M5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51" meta:word-count="248" meta:character-count="1758" meta:non-whitespace-character-count="1416"/>
  </office:meta>
</office:document-meta>
</file>